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928cm"/>
      <style:paragraph-properties style:writing-mode="lr-tb"/>
    </style:style>
    <style:style style:name="gr3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text-properties fo:font-size="8pt" style:font-size-asian="12pt" style:font-size-complex="12pt"/>
    </style:style>
    <style:style style:name="P5" style:family="paragraph">
      <loext:graphic-properties draw:fill="none" draw:fill-color="#ffffff"/>
      <style:text-properties fo:font-size="8pt" style:font-size-asian="12pt" style:font-size-complex="12pt"/>
    </style:style>
    <style:style style:name="P6" style:family="paragraph">
      <style:text-properties fo:font-size="6pt" style:font-size-asian="12pt" style:font-size-complex="12pt"/>
    </style:style>
    <style:style style:name="P7" style:family="paragraph">
      <loext:graphic-properties draw:fill="none" draw:fill-color="#ffffff"/>
      <style:text-properties fo:font-size="6pt" style:font-size-asian="12pt" style:font-size-complex="12pt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1cm" svg:height="1.7cm" svg:x="2.3cm" svg:y="4cm">
          <draw:text-box>
            <text:p><text:span text:style-name="T1">00 <text:s text:c="6"/>01 <text:s text:c="6"/>10</text:span> <text:s text:c="6"/>11</text:p>
          </draw:text-box>
        </draw:frame>
        <draw:frame draw:style-name="gr2" draw:text-style-name="P3" draw:layer="layout" svg:width="11.78cm" svg:height="1.178cm" svg:x="5.8cm" svg:y="6.322cm">
          <draw:text-box>
            <text:p text:style-name="P2"><text:span text:style-name="T2">00 <text:s text:c="5"/>01 <text:s text:c="5"/>10</text:span><text:span text:style-name="T3"> <text:s text:c="4"/>11</text:span></text:p>
          </draw:text-box>
        </draw:frame>
        <draw:frame draw:style-name="gr2" draw:text-style-name="P5" draw:layer="layout" svg:width="11.78cm" svg:height="1.178cm" svg:x="7.72cm" svg:y="7.7cm">
          <draw:text-box>
            <text:p text:style-name="P4"><text:span text:style-name="T4">00 <text:s text:c="5"/>01 <text:s text:c="5"/>10</text:span><text:span text:style-name="T5"> <text:s text:c="5"/>11</text:span></text:p>
          </draw:text-box>
        </draw:frame>
        <draw:frame draw:style-name="gr2" draw:text-style-name="P7" draw:layer="layout" svg:width="11.78cm" svg:height="1.178cm" svg:x="9.02cm" svg:y="8.822cm">
          <draw:text-box>
            <text:p text:style-name="P6"><text:span text:style-name="T4">00 <text:s text:c="5"/>01 <text:s text:c="4"/>10</text:span><text:span text:style-name="T5"> <text:s text:c="4"/>11</text:span></text:p>
          </draw:text-box>
        </draw:frame>
        <draw:frame draw:style-name="gr1" draw:text-style-name="P1" draw:layer="layout" svg:width="13.1cm" svg:height="1.7cm" svg:x="2.3cm" svg:y="4.7cm">
          <draw:text-box>
            <text:p><text:span text:style-name="T1"><text:s/></text:span><text:span text:style-name="T1">A <text:s text:c="7"/>B <text:s text:c="8"/>C <text:s text:c="12"/></text:span></text:p>
          </draw:text-box>
        </draw:frame>
        <draw:frame draw:style-name="gr2" draw:text-style-name="P3" draw:layer="layout" svg:width="11.78cm" svg:height="1.178cm" svg:x="5.8cm" svg:y="6.722cm">
          <draw:text-box>
            <text:p text:style-name="P2"><text:span text:style-name="T3"><text:s/></text:span><text:span text:style-name="T3">D <text:s text:c="6"/>E <text:s text:c="7"/>F </text:span></text:p>
          </draw:text-box>
        </draw:frame>
        <draw:frame draw:style-name="gr2" draw:text-style-name="P5" draw:layer="layout" svg:width="11.78cm" svg:height="1.178cm" svg:x="7.7cm" svg:y="8cm">
          <draw:text-box>
            <text:p text:style-name="P4"><text:span text:style-name="T5"><text:s/></text:span><text:span text:style-name="T5">G <text:s text:c="6"/>H <text:s text:c="7"/>I <text:s text:c="3"/></text:span></text:p>
          </draw:text-box>
        </draw:frame>
        <draw:frame draw:style-name="gr2" draw:text-style-name="P7" draw:layer="layout" svg:width="11.78cm" svg:height="1.178cm" svg:x="9.02cm" svg:y="9.1cm">
          <draw:text-box>
            <text:p text:style-name="P6"><text:span text:style-name="T5"><text:s/></text:span><text:span text:style-name="T5">J <text:s text:c="7"/>K <text:s text:c="6"/>L <text:s text:c="12"/></text:span></text:p>
          </draw:text-box>
        </draw:frame>
        <draw:line draw:style-name="gr3" draw:text-style-name="P8" draw:layer="layout" svg:x1="8.7cm" svg:y1="4.9cm" svg:x2="6.4cm" svg:y2="6.4cm">
          <text:p/>
        </draw:line>
        <draw:line draw:style-name="gr4" draw:text-style-name="P8" draw:layer="layout" svg:x1="7.7cm" svg:y1="6.3cm" svg:x2="8.7cm" svg:y2="4.9cm">
          <text:p/>
        </draw:line>
        <draw:line draw:style-name="gr4" draw:text-style-name="P8" draw:layer="layout" svg:x1="8.7cm" svg:y1="6.3cm" svg:x2="8.7cm" svg:y2="4.9cm">
          <text:p/>
        </draw:line>
        <draw:line draw:style-name="gr5" draw:text-style-name="P8" draw:layer="layout" svg:x1="9.7cm" svg:y1="7cm" svg:x2="8.2cm" svg:y2="7.7cm">
          <text:p/>
        </draw:line>
        <draw:line draw:style-name="gr5" draw:text-style-name="P8" draw:layer="layout" svg:x1="9cm" svg:y1="7.7cm" svg:x2="9.7cm" svg:y2="7cm">
          <text:p/>
        </draw:line>
        <draw:line draw:style-name="gr5" draw:text-style-name="P8" draw:layer="layout" svg:x1="9.7cm" svg:y1="7.7cm" svg:x2="9.7cm" svg:y2="7cm">
          <text:p/>
        </draw:line>
        <draw:line draw:style-name="gr6" draw:text-style-name="P8" draw:layer="layout" svg:x1="10.5cm" svg:y1="8.4cm" svg:x2="9.4cm" svg:y2="8.9cm">
          <text:p/>
        </draw:line>
        <draw:line draw:style-name="gr6" draw:text-style-name="P8" draw:layer="layout" svg:x1="10cm" svg:y1="8.9cm" svg:x2="10.5cm" svg:y2="8.4cm">
          <text:p/>
        </draw:line>
        <draw:line draw:style-name="gr6" draw:text-style-name="P8" draw:layer="layout" svg:x1="10.5cm" svg:y1="8.9cm" svg:x2="10.5cm" svg:y2="8.4cm">
          <text:p/>
        </draw:line>
        <draw:frame draw:style-name="gr2" draw:text-style-name="P7" draw:layer="layout" svg:width="11.78cm" svg:height="1.178cm" svg:x="15.8cm" svg:y="11.9cm">
          <draw:text-box>
            <text:p text:style-name="P6"><text:span text:style-name="T4">00 <text:s text:c="13"/>01 <text:s text:c="13"/>10</text:span><text:span text:style-name="T5"> <text:s text:c="13"/>11</text:span></text:p>
          </draw:text-box>
        </draw:frame>
        <draw:frame draw:style-name="gr2" draw:text-style-name="P7" draw:layer="layout" svg:width="11.78cm" svg:height="1.178cm" svg:x="15.8cm" svg:y="11.9cm">
          <draw:text-box>
            <text:p text:style-name="P6"><text:span text:style-name="T4">00 <text:s text:c="13"/>01 <text:s text:c="13"/>10</text:span><text:span text:style-name="T5"> <text:s text:c="13"/>11</text:span></text:p>
          </draw:text-box>
        </draw:frame>
        <draw:frame draw:style-name="gr7" draw:text-style-name="P7" draw:layer="layout" svg:width="1.68cm" svg:height="0.6cm" svg:x="10.094cm" svg:y="9.6cm">
          <draw:text-box>
            <text:p text:style-name="P6"><text:span text:style-name="T5">. <text:s text:c="4"/>. <text:s text:c="4"/>. <text:s text:c="4"/>.</text:span></text:p>
          </draw:text-box>
        </draw:frame>
        <draw:frame draw:style-name="gr7" draw:text-style-name="P7" draw:layer="layout" svg:width="1.68cm" svg:height="0.6cm" svg:x="10.868cm" svg:y="10.2cm">
          <draw:text-box>
            <text:p text:style-name="P6"><text:span text:style-name="T5">. <text:s/>. <text:s/>. <text:s/>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28T00:27:44.192000000</meta:creation-date>
    <dc:date>2020-10-28T01:10:23.997000000</dc:date>
    <meta:editing-duration>PT1M4S</meta:editing-duration>
    <meta:editing-cycles>1</meta:editing-cycles>
    <meta:document-statistic meta:object-count="21"/>
    <meta:generator>LibreOffice/6.4.4.2$Windows_X86_64 LibreOffice_project/3d775be2011f3886db32dfd395a6a6d1ca2630ff</meta:generator>
  </office:meta>
</office:document-meta>
</file>